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5.7cm" style:rel-width="100%" fo:margin-left="0cm" table:align="left"/>
    </style:style>
    <style:style style:name="Таблица1.A" style:family="table-column">
      <style:table-column-properties style:column-width="4.082cm" style:rel-column-width="2314*"/>
    </style:style>
    <style:style style:name="Таблица1.B" style:family="table-column">
      <style:table-column-properties style:column-width="2.429cm" style:rel-column-width="1377*"/>
    </style:style>
    <style:style style:name="Таблица1.C" style:family="table-column">
      <style:table-column-properties style:column-width="2.254cm" style:rel-column-width="1278*"/>
    </style:style>
    <style:style style:name="Таблица1.D" style:family="table-column">
      <style:table-column-properties style:column-width="2.649cm" style:rel-column-width="1502*"/>
    </style:style>
    <style:style style:name="Таблица1.E" style:family="table-column">
      <style:table-column-properties style:column-width="2.854cm" style:rel-column-width="1618*"/>
    </style:style>
    <style:style style:name="Таблица1.G" style:family="table-column">
      <style:table-column-properties style:column-width="2.856cm" style:rel-column-width="1619*"/>
    </style:style>
    <style:style style:name="Таблица1.I" style:family="table-column">
      <style:table-column-properties style:column-width="2.868cm" style:rel-column-width="162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style:rel-width="100%" fo:margin-left="0cm" table:align="left"/>
    </style:style>
    <style:style style:name="Таблица2.A" style:family="table-column">
      <style:table-column-properties style:column-width="4.082cm" style:rel-column-width="2314*"/>
    </style:style>
    <style:style style:name="Таблица2.B" style:family="table-column">
      <style:table-column-properties style:column-width="2.429cm" style:rel-column-width="1377*"/>
    </style:style>
    <style:style style:name="Таблица2.C" style:family="table-column">
      <style:table-column-properties style:column-width="2.254cm" style:rel-column-width="1278*"/>
    </style:style>
    <style:style style:name="Таблица2.D" style:family="table-column">
      <style:table-column-properties style:column-width="2.649cm" style:rel-column-width="1502*"/>
    </style:style>
    <style:style style:name="Таблица2.E" style:family="table-column">
      <style:table-column-properties style:column-width="2.854cm" style:rel-column-width="1618*"/>
    </style:style>
    <style:style style:name="Таблица2.G" style:family="table-column">
      <style:table-column-properties style:column-width="2.856cm" style:rel-column-width="1619*"/>
    </style:style>
    <style:style style:name="Таблица2.I" style:family="table-column">
      <style:table-column-properties style:column-width="2.868cm" style:rel-column-width="162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7d02" officeooo:paragraph-rsid="001e7d02"/>
    </style:style>
    <style:style style:name="P2" style:family="paragraph" style:parent-style-name="Standard">
      <style:text-properties officeooo:rsid="001e7d02" officeooo:paragraph-rsid="003e92d3"/>
    </style:style>
    <style:style style:name="P3" style:family="paragraph" style:parent-style-name="Table_20_Heading">
      <style:text-properties fo:font-size="11pt" officeooo:rsid="001e7d02" officeooo:paragraph-rsid="001e7d02" style:font-size-asian="11pt" style:font-size-complex="11pt"/>
    </style:style>
    <style:style style:name="P4" style:family="paragraph" style:parent-style-name="Table_20_Heading">
      <style:text-properties fo:font-size="11pt" officeooo:rsid="001e7d02" officeooo:paragraph-rsid="003e92d3" style:font-size-asian="11pt" style:font-size-complex="11pt"/>
    </style:style>
    <style:style style:name="P5" style:family="paragraph" style:parent-style-name="Table_20_Contents"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1e7d02" officeooo:paragraph-rsid="001e7d02" style:font-size-asian="11pt" style:font-size-complex="11pt"/>
    </style:style>
    <style:style style:name="P7" style:family="paragraph" style:parent-style-name="Table_20_Contents">
      <style:text-properties fo:font-size="11pt" officeooo:rsid="001e7d02" officeooo:paragraph-rsid="0026f8e6" style:font-size-asian="11pt" style:font-size-complex="11pt"/>
    </style:style>
    <style:style style:name="P8" style:family="paragraph" style:parent-style-name="Table_20_Contents">
      <style:text-properties fo:font-size="11pt" officeooo:rsid="001e7d02" officeooo:paragraph-rsid="00293f6a" style:font-size-asian="11pt" style:font-size-complex="11pt"/>
    </style:style>
    <style:style style:name="P9" style:family="paragraph" style:parent-style-name="Table_20_Contents">
      <style:text-properties fo:font-size="11pt" officeooo:rsid="001e7d02" officeooo:paragraph-rsid="002d46ac" style:font-size-asian="11pt" style:font-size-complex="11pt"/>
    </style:style>
    <style:style style:name="P10" style:family="paragraph" style:parent-style-name="Table_20_Contents">
      <style:text-properties fo:font-size="11pt" officeooo:rsid="001e7d02" officeooo:paragraph-rsid="002dfdf9" style:font-size-asian="11pt" style:font-size-complex="11pt"/>
    </style:style>
    <style:style style:name="P11" style:family="paragraph" style:parent-style-name="Table_20_Contents">
      <style:text-properties fo:font-size="11pt" officeooo:rsid="001e7d02" officeooo:paragraph-rsid="002fc08f" style:font-size-asian="11pt" style:font-size-complex="11pt"/>
    </style:style>
    <style:style style:name="P12" style:family="paragraph" style:parent-style-name="Table_20_Contents">
      <style:text-properties fo:font-size="11pt" officeooo:rsid="001e7d02" officeooo:paragraph-rsid="003e92d3" style:font-size-asian="11pt" style:font-size-complex="11pt"/>
    </style:style>
    <style:style style:name="P13" style:family="paragraph" style:parent-style-name="Table_20_Contents">
      <style:text-properties fo:font-size="11pt" officeooo:rsid="001e7d02" officeooo:paragraph-rsid="004cf82b" style:font-size-asian="11pt" style:font-size-complex="11pt"/>
    </style:style>
    <style:style style:name="P14" style:family="paragraph" style:parent-style-name="Table_20_Contents">
      <style:text-properties fo:font-size="11pt" officeooo:rsid="00206582" officeooo:paragraph-rsid="00206582" style:font-size-asian="11pt" style:font-size-complex="11pt"/>
    </style:style>
    <style:style style:name="P15" style:family="paragraph" style:parent-style-name="Table_20_Contents">
      <style:text-properties fo:font-size="11pt" officeooo:rsid="002223c5" officeooo:paragraph-rsid="002223c5" style:font-size-asian="11pt" style:font-size-complex="11pt"/>
    </style:style>
    <style:style style:name="P16" style:family="paragraph" style:parent-style-name="Table_20_Contents">
      <style:text-properties fo:font-size="11pt" officeooo:rsid="002223c5" officeooo:paragraph-rsid="00238102" style:font-size-asian="11pt" style:font-size-complex="11pt"/>
    </style:style>
    <style:style style:name="P17" style:family="paragraph" style:parent-style-name="Table_20_Contents">
      <style:text-properties fo:font-size="11pt" officeooo:rsid="002223c5" officeooo:paragraph-rsid="002564b6" style:font-size-asian="11pt" style:font-size-complex="11pt"/>
    </style:style>
    <style:style style:name="P18" style:family="paragraph" style:parent-style-name="Table_20_Contents">
      <style:text-properties fo:font-size="11pt" officeooo:rsid="002564b6" officeooo:paragraph-rsid="002564b6" style:font-size-asian="11pt" style:font-size-complex="11pt"/>
    </style:style>
    <style:style style:name="P19" style:family="paragraph" style:parent-style-name="Table_20_Contents">
      <style:text-properties fo:font-size="11pt" officeooo:rsid="002854e1" officeooo:paragraph-rsid="002854e1" style:font-size-asian="11pt" style:font-size-complex="11pt"/>
    </style:style>
    <style:style style:name="P20" style:family="paragraph" style:parent-style-name="Table_20_Contents">
      <style:text-properties fo:font-size="11pt" officeooo:rsid="00293f6a" officeooo:paragraph-rsid="00293f6a" style:font-size-asian="11pt" style:font-size-complex="11pt"/>
    </style:style>
    <style:style style:name="P21" style:family="paragraph" style:parent-style-name="Table_20_Contents">
      <style:text-properties fo:font-size="11pt" officeooo:rsid="00293f6a" officeooo:paragraph-rsid="002b1cfc" style:font-size-asian="11pt" style:font-size-complex="11pt"/>
    </style:style>
    <style:style style:name="P22" style:family="paragraph" style:parent-style-name="Table_20_Contents">
      <style:text-properties fo:font-size="11pt" officeooo:rsid="002b1cfc" officeooo:paragraph-rsid="002b1cfc" style:font-size-asian="11pt" style:font-size-complex="11pt"/>
    </style:style>
    <style:style style:name="P23" style:family="paragraph" style:parent-style-name="Table_20_Contents">
      <style:text-properties fo:font-size="11pt" officeooo:rsid="002d0d1d" officeooo:paragraph-rsid="002d0d1d" style:font-size-asian="11pt" style:font-size-complex="11pt"/>
    </style:style>
    <style:style style:name="P24" style:family="paragraph" style:parent-style-name="Table_20_Contents">
      <style:text-properties fo:font-size="11pt" officeooo:rsid="002d46ac" officeooo:paragraph-rsid="002d46ac" style:font-size-asian="11pt" style:font-size-complex="11pt"/>
    </style:style>
    <style:style style:name="P25" style:family="paragraph" style:parent-style-name="Table_20_Contents">
      <style:text-properties fo:font-size="11pt" officeooo:rsid="002dfdf9" officeooo:paragraph-rsid="002dfdf9" style:font-size-asian="11pt" style:font-size-complex="11pt"/>
    </style:style>
    <style:style style:name="P26" style:family="paragraph" style:parent-style-name="Table_20_Contents">
      <style:text-properties fo:font-size="11pt" officeooo:rsid="002dfe58" officeooo:paragraph-rsid="002dfe58" style:font-size-asian="11pt" style:font-size-complex="11pt"/>
    </style:style>
    <style:style style:name="P27" style:family="paragraph" style:parent-style-name="Table_20_Contents">
      <style:text-properties fo:font-size="11pt" officeooo:rsid="002fc08f" officeooo:paragraph-rsid="002fc08f" style:font-size-asian="11pt" style:font-size-complex="11pt"/>
    </style:style>
    <style:style style:name="P28" style:family="paragraph" style:parent-style-name="Table_20_Contents">
      <style:text-properties fo:font-size="11pt" officeooo:rsid="0030fc2f" officeooo:paragraph-rsid="0030fc2f" style:font-size-asian="11pt" style:font-size-complex="11pt"/>
    </style:style>
    <style:style style:name="P29" style:family="paragraph" style:parent-style-name="Table_20_Contents">
      <style:text-properties fo:font-size="11pt" officeooo:rsid="0030fc2f" officeooo:paragraph-rsid="0032938d" style:font-size-asian="11pt" style:font-size-complex="11pt"/>
    </style:style>
    <style:style style:name="P30" style:family="paragraph" style:parent-style-name="Table_20_Contents">
      <style:text-properties fo:font-size="11pt" officeooo:rsid="0030fc2f" officeooo:paragraph-rsid="003b005e" style:font-size-asian="11pt" style:font-size-complex="11pt"/>
    </style:style>
    <style:style style:name="P31" style:family="paragraph" style:parent-style-name="Table_20_Contents">
      <style:text-properties fo:font-size="11pt" officeooo:rsid="0030fc2f" officeooo:paragraph-rsid="003daf34" style:font-size-asian="11pt" style:font-size-complex="11pt"/>
    </style:style>
    <style:style style:name="P32" style:family="paragraph" style:parent-style-name="Table_20_Contents">
      <style:text-properties fo:font-size="11pt" officeooo:rsid="0030fc2f" officeooo:paragraph-rsid="003e92d3" style:font-size-asian="11pt" style:font-size-complex="11pt"/>
    </style:style>
    <style:style style:name="P33" style:family="paragraph" style:parent-style-name="Table_20_Contents">
      <style:text-properties fo:font-size="11pt" officeooo:rsid="003465fc" officeooo:paragraph-rsid="003465fc" style:font-size-asian="11pt" style:font-size-complex="11pt"/>
    </style:style>
    <style:style style:name="P34" style:family="paragraph" style:parent-style-name="Table_20_Contents">
      <style:text-properties fo:font-size="11pt" officeooo:rsid="00352ba6" officeooo:paragraph-rsid="00352ba6" style:font-size-asian="11pt" style:font-size-complex="11pt"/>
    </style:style>
    <style:style style:name="P35" style:family="paragraph" style:parent-style-name="Table_20_Contents">
      <style:text-properties fo:font-size="11pt" officeooo:rsid="0036cacf" officeooo:paragraph-rsid="0036cacf" style:font-size-asian="11pt" style:font-size-complex="11pt"/>
    </style:style>
    <style:style style:name="P36" style:family="paragraph" style:parent-style-name="Table_20_Contents">
      <style:text-properties fo:font-size="11pt" officeooo:rsid="003b005e" officeooo:paragraph-rsid="003b005e" style:font-size-asian="11pt" style:font-size-complex="11pt"/>
    </style:style>
    <style:style style:name="P37" style:family="paragraph" style:parent-style-name="Table_20_Contents">
      <style:text-properties fo:font-size="11pt" officeooo:rsid="003b005e" officeooo:paragraph-rsid="003c1d96" style:font-size-asian="11pt" style:font-size-complex="11pt"/>
    </style:style>
    <style:style style:name="P38" style:family="paragraph" style:parent-style-name="Table_20_Contents">
      <style:text-properties fo:font-size="11pt" officeooo:rsid="003c1d96" officeooo:paragraph-rsid="003c1d96" style:font-size-asian="11pt" style:font-size-complex="11pt"/>
    </style:style>
    <style:style style:name="P39" style:family="paragraph" style:parent-style-name="Table_20_Contents">
      <style:text-properties fo:font-size="11pt" officeooo:rsid="003daf34" officeooo:paragraph-rsid="003daf34" style:font-size-asian="11pt" style:font-size-complex="11pt"/>
    </style:style>
    <style:style style:name="P40" style:family="paragraph" style:parent-style-name="Table_20_Contents">
      <style:text-properties fo:font-size="11pt" officeooo:rsid="003daf34" officeooo:paragraph-rsid="003e5bd2" style:font-size-asian="11pt" style:font-size-complex="11pt"/>
    </style:style>
    <style:style style:name="P41" style:family="paragraph" style:parent-style-name="Table_20_Contents">
      <style:text-properties fo:font-size="11pt" officeooo:rsid="003e5bd2" officeooo:paragraph-rsid="003e5bd2" style:font-size-asian="11pt" style:font-size-complex="11pt"/>
    </style:style>
    <style:style style:name="P42" style:family="paragraph" style:parent-style-name="Table_20_Contents">
      <style:text-properties fo:font-size="11pt" officeooo:rsid="0040dc54" officeooo:paragraph-rsid="0040dc54" style:font-size-asian="11pt" style:font-size-complex="11pt"/>
    </style:style>
    <style:style style:name="P43" style:family="paragraph" style:parent-style-name="Table_20_Contents">
      <style:text-properties fo:font-size="11pt" officeooo:rsid="0040dc54" officeooo:paragraph-rsid="00414331" style:font-size-asian="11pt" style:font-size-complex="11pt"/>
    </style:style>
    <style:style style:name="P44" style:family="paragraph" style:parent-style-name="Table_20_Contents">
      <style:text-properties fo:font-size="11pt" officeooo:rsid="0040dc54" officeooo:paragraph-rsid="0041d6b6" style:font-size-asian="11pt" style:font-size-complex="11pt"/>
    </style:style>
    <style:style style:name="P45" style:family="paragraph" style:parent-style-name="Table_20_Contents">
      <style:text-properties fo:font-size="11pt" officeooo:rsid="0040dc54" officeooo:paragraph-rsid="0044d9e5" style:font-size-asian="11pt" style:font-size-complex="11pt"/>
    </style:style>
    <style:style style:name="P46" style:family="paragraph" style:parent-style-name="Table_20_Contents">
      <style:text-properties fo:font-size="11pt" officeooo:rsid="0040dc54" officeooo:paragraph-rsid="004623c9" style:font-size-asian="11pt" style:font-size-complex="11pt"/>
    </style:style>
    <style:style style:name="P47" style:family="paragraph" style:parent-style-name="Table_20_Contents">
      <style:text-properties fo:font-size="11pt" officeooo:rsid="0040dc54" officeooo:paragraph-rsid="004de4eb" style:font-size-asian="11pt" style:font-size-complex="11pt"/>
    </style:style>
    <style:style style:name="P48" style:family="paragraph" style:parent-style-name="Table_20_Contents">
      <style:text-properties fo:font-size="11pt" officeooo:rsid="00414331" officeooo:paragraph-rsid="00414331" style:font-size-asian="11pt" style:font-size-complex="11pt"/>
    </style:style>
    <style:style style:name="P49" style:family="paragraph" style:parent-style-name="Table_20_Contents">
      <style:text-properties fo:font-size="11pt" officeooo:rsid="0041d6b6" officeooo:paragraph-rsid="0041d6b6" style:font-size-asian="11pt" style:font-size-complex="11pt"/>
    </style:style>
    <style:style style:name="P50" style:family="paragraph" style:parent-style-name="Table_20_Contents">
      <style:text-properties fo:font-size="11pt" officeooo:rsid="0041d6b6" officeooo:paragraph-rsid="0044d9e5" style:font-size-asian="11pt" style:font-size-complex="11pt"/>
    </style:style>
    <style:style style:name="P51" style:family="paragraph" style:parent-style-name="Table_20_Contents">
      <style:text-properties fo:font-size="11pt" officeooo:rsid="0041d6b6" officeooo:paragraph-rsid="004623c9" style:font-size-asian="11pt" style:font-size-complex="11pt"/>
    </style:style>
    <style:style style:name="P52" style:family="paragraph" style:parent-style-name="Table_20_Contents">
      <style:text-properties fo:font-size="11pt" officeooo:rsid="004623c9" officeooo:paragraph-rsid="004623c9" style:font-size-asian="11pt" style:font-size-complex="11pt"/>
    </style:style>
    <style:style style:name="P53" style:family="paragraph" style:parent-style-name="Table_20_Contents">
      <style:text-properties fo:font-size="11pt" officeooo:rsid="0046b576" officeooo:paragraph-rsid="0046b576" style:font-size-asian="11pt" style:font-size-complex="11pt"/>
    </style:style>
    <style:style style:name="P54" style:family="paragraph" style:parent-style-name="Table_20_Contents">
      <style:text-properties fo:font-size="11pt" officeooo:rsid="0046b576" officeooo:paragraph-rsid="0048650c" style:font-size-asian="11pt" style:font-size-complex="11pt"/>
    </style:style>
    <style:style style:name="P55" style:family="paragraph" style:parent-style-name="Table_20_Contents">
      <style:text-properties fo:font-size="11pt" officeooo:rsid="0046b576" officeooo:paragraph-rsid="00486546" style:font-size-asian="11pt" style:font-size-complex="11pt"/>
    </style:style>
    <style:style style:name="P56" style:family="paragraph" style:parent-style-name="Table_20_Contents">
      <style:text-properties fo:font-size="11pt" officeooo:rsid="0046b576" officeooo:paragraph-rsid="004a1873" style:font-size-asian="11pt" style:font-size-complex="11pt"/>
    </style:style>
    <style:style style:name="P57" style:family="paragraph" style:parent-style-name="Table_20_Contents">
      <style:text-properties fo:font-size="11pt" officeooo:rsid="004817dc" officeooo:paragraph-rsid="004817dc" style:font-size-asian="11pt" style:font-size-complex="11pt"/>
    </style:style>
    <style:style style:name="P58" style:family="paragraph" style:parent-style-name="Table_20_Contents">
      <style:text-properties fo:font-size="11pt" officeooo:rsid="0048650c" officeooo:paragraph-rsid="0048650c" style:font-size-asian="11pt" style:font-size-complex="11pt"/>
    </style:style>
    <style:style style:name="P59" style:family="paragraph" style:parent-style-name="Table_20_Contents">
      <style:text-properties fo:font-size="11pt" officeooo:rsid="00486546" officeooo:paragraph-rsid="00486546" style:font-size-asian="11pt" style:font-size-complex="11pt"/>
    </style:style>
    <style:style style:name="P60" style:family="paragraph" style:parent-style-name="Table_20_Contents">
      <style:text-properties fo:font-size="11pt" officeooo:rsid="00486546" officeooo:paragraph-rsid="004a1873" style:font-size-asian="11pt" style:font-size-complex="11pt"/>
    </style:style>
    <style:style style:name="P61" style:family="paragraph" style:parent-style-name="Table_20_Contents">
      <style:text-properties fo:font-size="11pt" officeooo:rsid="004b429b" officeooo:paragraph-rsid="004b429b" style:font-size-asian="11pt" style:font-size-complex="11pt"/>
    </style:style>
    <style:style style:name="P62" style:family="paragraph" style:parent-style-name="Table_20_Contents">
      <style:text-properties fo:font-size="11pt" officeooo:rsid="004f5c28" officeooo:paragraph-rsid="004f5c28" style:font-size-asian="11pt" style:font-size-complex="11pt"/>
    </style:style>
    <style:style style:name="P63" style:family="paragraph" style:parent-style-name="Table_20_Contents">
      <style:text-properties fo:font-size="11pt" officeooo:rsid="004f5c28" officeooo:paragraph-rsid="004fc0c1" style:font-size-asian="11pt" style:font-size-complex="11pt"/>
    </style:style>
    <style:style style:name="P64" style:family="paragraph" style:parent-style-name="Table_20_Contents">
      <style:text-properties fo:font-size="11pt" officeooo:rsid="004f5c28" officeooo:paragraph-rsid="00529992" style:font-size-asian="11pt" style:font-size-complex="11pt"/>
    </style:style>
    <style:style style:name="P65" style:family="paragraph" style:parent-style-name="Table_20_Contents">
      <style:text-properties fo:font-size="11pt" officeooo:rsid="0050b2be" officeooo:paragraph-rsid="0050b2be" style:font-size-asian="11pt" style:font-size-complex="11pt"/>
    </style:style>
    <style:style style:name="P66" style:family="paragraph" style:parent-style-name="Table_20_Contents">
      <style:text-properties fo:font-size="11pt" officeooo:rsid="0050b2be" officeooo:paragraph-rsid="00529992" style:font-size-asian="11pt" style:font-size-complex="11pt"/>
    </style:style>
    <style:style style:name="P67" style:family="paragraph" style:parent-style-name="Table_20_Contents">
      <style:text-properties fo:font-size="11pt" officeooo:rsid="00529992" officeooo:paragraph-rsid="00529992" style:font-size-asian="11pt" style:font-size-complex="11pt"/>
    </style:style>
    <style:style style:name="P68" style:family="paragraph" style:parent-style-name="Table_20_Contents">
      <style:text-properties fo:font-size="11pt" officeooo:rsid="0053032c" officeooo:paragraph-rsid="0053032c" style:font-size-asian="11pt" style:font-size-complex="11pt"/>
    </style:style>
    <style:style style:name="P69" style:family="paragraph" style:parent-style-name="Table_20_Contents">
      <style:text-properties fo:font-size="11pt" officeooo:rsid="0053032c" officeooo:paragraph-rsid="00531a27" style:font-size-asian="11pt" style:font-size-complex="11pt"/>
    </style:style>
    <style:style style:name="P70" style:family="paragraph" style:parent-style-name="Table_20_Contents">
      <style:text-properties fo:font-size="11pt" officeooo:rsid="0053032c" officeooo:paragraph-rsid="0053f9c8" style:font-size-asian="11pt" style:font-size-complex="11pt"/>
    </style:style>
    <style:style style:name="P71" style:family="paragraph" style:parent-style-name="Table_20_Contents">
      <style:text-properties fo:font-size="11pt" officeooo:rsid="0053032c" officeooo:paragraph-rsid="0054d602" style:font-size-asian="11pt" style:font-size-complex="11pt"/>
    </style:style>
    <style:style style:name="P72" style:family="paragraph" style:parent-style-name="Table_20_Contents">
      <style:text-properties fo:font-size="11pt" officeooo:rsid="0054d602" officeooo:paragraph-rsid="0054d602" style:font-size-asian="11pt" style:font-size-complex="11pt"/>
    </style:style>
    <style:style style:name="P73" style:family="paragraph" style:parent-style-name="Table_20_Contents">
      <style:text-properties fo:font-size="11pt" officeooo:rsid="0056ad60" officeooo:paragraph-rsid="0056ad60" style:font-size-asian="11pt" style:font-size-complex="11pt"/>
    </style:style>
    <style:style style:name="P74" style:family="paragraph" style:parent-style-name="Table_20_Contents">
      <style:text-properties fo:font-size="11pt" officeooo:rsid="00594293" officeooo:paragraph-rsid="00594293" style:font-size-asian="11pt" style:font-size-complex="11pt"/>
    </style:style>
    <style:style style:name="P75" style:family="paragraph" style:parent-style-name="Table_20_Contents">
      <style:text-properties fo:font-size="11pt" officeooo:rsid="005a495a" officeooo:paragraph-rsid="005a495a" style:font-size-asian="11pt" style:font-size-complex="11pt"/>
    </style:style>
    <style:style style:name="P76" style:family="paragraph" style:parent-style-name="Table_20_Contents">
      <style:text-properties fo:font-size="11pt" officeooo:rsid="005af143" officeooo:paragraph-rsid="005af143" style:font-size-asian="11pt" style:font-size-complex="11pt"/>
    </style:style>
    <style:style style:name="P77" style:family="paragraph" style:parent-style-name="Table_20_Contents">
      <style:text-properties fo:font-size="11pt" officeooo:rsid="005af143" officeooo:paragraph-rsid="005b8221" style:font-size-asian="11pt" style:font-size-complex="11pt"/>
    </style:style>
    <style:style style:name="P78" style:family="paragraph" style:parent-style-name="Table_20_Contents">
      <style:text-properties fo:font-size="11pt" officeooo:rsid="005af143" officeooo:paragraph-rsid="005c60a6" style:font-size-asian="11pt" style:font-size-complex="11pt"/>
    </style:style>
    <style:style style:name="P79" style:family="paragraph" style:parent-style-name="Table_20_Contents">
      <style:text-properties fo:font-size="11pt" officeooo:rsid="005af143" officeooo:paragraph-rsid="005df2d9" style:font-size-asian="11pt" style:font-size-complex="11pt"/>
    </style:style>
    <style:style style:name="P80" style:family="paragraph" style:parent-style-name="Table_20_Contents">
      <style:text-properties fo:font-size="11pt" officeooo:rsid="006120dd" officeooo:paragraph-rsid="006120dd" style:font-size-asian="11pt" style:font-size-complex="11pt"/>
    </style:style>
    <style:style style:name="P81" style:family="paragraph" style:parent-style-name="Table_20_Contents">
      <style:text-properties fo:font-size="11pt" officeooo:rsid="006120dd" officeooo:paragraph-rsid="00621a6a" style:font-size-asian="11pt" style:font-size-complex="11pt"/>
    </style:style>
    <style:style style:name="P82" style:family="paragraph" style:parent-style-name="Table_20_Contents">
      <style:text-properties fo:font-size="11pt" officeooo:rsid="006120dd" officeooo:paragraph-rsid="0063b21b" style:font-size-asian="11pt" style:font-size-complex="11pt"/>
    </style:style>
    <style:style style:name="P83" style:family="paragraph" style:parent-style-name="Table_20_Contents">
      <style:text-properties fo:font-size="11pt" officeooo:rsid="00659be7" officeooo:paragraph-rsid="00659be7" style:font-size-asian="11pt" style:font-size-complex="11pt"/>
    </style:style>
    <style:style style:name="P84" style:family="paragraph" style:parent-style-name="Table_20_Contents">
      <style:text-properties fo:font-size="11pt" officeooo:rsid="00673823" officeooo:paragraph-rsid="00673823" style:font-size-asian="11pt" style:font-size-complex="11pt"/>
    </style:style>
    <style:style style:name="P85" style:family="paragraph" style:parent-style-name="Table_20_Contents">
      <style:text-properties fo:font-size="11pt" officeooo:rsid="00673823" officeooo:paragraph-rsid="00684bb7" style:font-size-asian="11pt" style:font-size-complex="11pt"/>
    </style:style>
    <style:style style:name="P86" style:family="paragraph" style:parent-style-name="Table_20_Contents">
      <style:text-properties fo:font-size="11pt" officeooo:rsid="00673823" officeooo:paragraph-rsid="006b5a2d" style:font-size-asian="11pt" style:font-size-complex="11pt"/>
    </style:style>
    <style:style style:name="P87" style:family="paragraph" style:parent-style-name="Table_20_Contents">
      <style:text-properties fo:font-size="11pt" officeooo:rsid="00673823" officeooo:paragraph-rsid="006be5ba" style:font-size-asian="11pt" style:font-size-complex="11pt"/>
    </style:style>
    <style:style style:name="P88" style:family="paragraph" style:parent-style-name="Table_20_Contents">
      <style:text-properties fo:font-size="11pt" officeooo:rsid="006a22fc" officeooo:paragraph-rsid="006a22fc" style:font-size-asian="11pt" style:font-size-complex="11pt"/>
    </style:style>
    <style:style style:name="P89" style:family="paragraph" style:parent-style-name="Table_20_Contents">
      <style:text-properties fo:font-size="11pt" officeooo:rsid="006a22fc" officeooo:paragraph-rsid="006b5a2d" style:font-size-asian="11pt" style:font-size-complex="11pt"/>
    </style:style>
    <style:style style:name="P90" style:family="paragraph" style:parent-style-name="Table_20_Contents">
      <style:text-properties fo:font-size="11pt" officeooo:rsid="006a22fc" officeooo:paragraph-rsid="006be5ba" style:font-size-asian="11pt" style:font-size-complex="11pt"/>
    </style:style>
    <style:style style:name="P91" style:family="paragraph" style:parent-style-name="Standard">
      <style:paragraph-properties fo:text-align="end" style:justify-single-word="false"/>
      <style:text-properties officeooo:rsid="001e7d02" officeooo:paragraph-rsid="001e7d02"/>
    </style:style>
    <style:style style:name="P92" style:family="paragraph" style:parent-style-name="Standard">
      <style:paragraph-properties fo:text-align="end" style:justify-single-word="false"/>
      <style:text-properties officeooo:rsid="001e7d02" officeooo:paragraph-rsid="003e92d3"/>
    </style:style>
    <style:style style:name="P93" style:family="paragraph" style:parent-style-name="Standard">
      <style:paragraph-properties fo:text-align="center" style:justify-single-word="false"/>
      <style:text-properties officeooo:rsid="001e7d02" officeooo:paragraph-rsid="001e7d02"/>
    </style:style>
    <style:style style:name="P94" style:family="paragraph" style:parent-style-name="Standard">
      <style:paragraph-properties fo:text-align="center" style:justify-single-word="false"/>
      <style:text-properties officeooo:rsid="001e7d02" officeooo:paragraph-rsid="003e92d3"/>
    </style:style>
    <style:style style:name="P95" style:family="paragraph" style:parent-style-name="Standard">
      <style:paragraph-properties fo:text-align="center" style:justify-single-word="false"/>
      <style:text-properties fo:font-size="6pt" officeooo:rsid="001e7d02" officeooo:paragraph-rsid="001e7d02" style:font-size-asian="5.25pt" style:font-size-complex="6pt"/>
    </style:style>
    <style:style style:name="P96" style:family="paragraph" style:parent-style-name="Standard">
      <style:paragraph-properties fo:text-align="center" style:justify-single-word="false"/>
      <style:text-properties fo:font-size="6pt" officeooo:rsid="001e7d02" officeooo:paragraph-rsid="003e92d3" style:font-size-asian="5.25pt" style:font-size-complex="6pt"/>
    </style:style>
    <style:style style:name="T1" style:family="text">
      <style:text-properties officeooo:rsid="00238102"/>
    </style:style>
    <style:style style:name="T2" style:family="text">
      <style:text-properties officeooo:rsid="002564b6"/>
    </style:style>
    <style:style style:name="T3" style:family="text">
      <style:text-properties officeooo:rsid="0026f8e6"/>
    </style:style>
    <style:style style:name="T4" style:family="text">
      <style:text-properties officeooo:rsid="002b1cfc"/>
    </style:style>
    <style:style style:name="T5" style:family="text">
      <style:text-properties officeooo:rsid="002d0d1d"/>
    </style:style>
    <style:style style:name="T6" style:family="text">
      <style:text-properties officeooo:rsid="002d46ac"/>
    </style:style>
    <style:style style:name="T7" style:family="text">
      <style:text-properties officeooo:rsid="002dfdf9"/>
    </style:style>
    <style:style style:name="T8" style:family="text">
      <style:text-properties officeooo:rsid="002fc08f"/>
    </style:style>
    <style:style style:name="T9" style:family="text">
      <style:text-properties officeooo:rsid="0032938d"/>
    </style:style>
    <style:style style:name="T10" style:family="text">
      <style:text-properties officeooo:rsid="00352ba6"/>
    </style:style>
    <style:style style:name="T11" style:family="text">
      <style:text-properties officeooo:rsid="0036cacf"/>
    </style:style>
    <style:style style:name="T12" style:family="text">
      <style:text-properties officeooo:rsid="00377a60"/>
    </style:style>
    <style:style style:name="T13" style:family="text">
      <style:text-properties officeooo:rsid="00384d84"/>
    </style:style>
    <style:style style:name="T14" style:family="text">
      <style:text-properties officeooo:rsid="0039052a"/>
    </style:style>
    <style:style style:name="T15" style:family="text">
      <style:text-properties officeooo:rsid="003b005e"/>
    </style:style>
    <style:style style:name="T16" style:family="text">
      <style:text-properties officeooo:rsid="003c1d96"/>
    </style:style>
    <style:style style:name="T17" style:family="text">
      <style:text-properties officeooo:rsid="003daf34"/>
    </style:style>
    <style:style style:name="T18" style:family="text">
      <style:text-properties officeooo:rsid="003e5bd2"/>
    </style:style>
    <style:style style:name="T19" style:family="text">
      <style:text-properties officeooo:rsid="003e92d3"/>
    </style:style>
    <style:style style:name="T20" style:family="text">
      <style:text-properties officeooo:rsid="00414331"/>
    </style:style>
    <style:style style:name="T21" style:family="text">
      <style:text-properties officeooo:rsid="0041d6b6"/>
    </style:style>
    <style:style style:name="T22" style:family="text">
      <style:text-properties officeooo:rsid="0044d9e5"/>
    </style:style>
    <style:style style:name="T23" style:family="text">
      <style:text-properties officeooo:rsid="004623c9"/>
    </style:style>
    <style:style style:name="T24" style:family="text">
      <style:text-properties officeooo:rsid="004817dc"/>
    </style:style>
    <style:style style:name="T25" style:family="text">
      <style:text-properties officeooo:rsid="0048650c"/>
    </style:style>
    <style:style style:name="T26" style:family="text">
      <style:text-properties officeooo:rsid="00486546"/>
    </style:style>
    <style:style style:name="T27" style:family="text">
      <style:text-properties officeooo:rsid="004b429b"/>
    </style:style>
    <style:style style:name="T28" style:family="text">
      <style:text-properties style:text-underline-style="none" officeooo:rsid="004cf82b"/>
    </style:style>
    <style:style style:name="T29" style:family="text">
      <style:text-properties officeooo:rsid="004cf82b"/>
    </style:style>
    <style:style style:name="T30" style:family="text">
      <style:text-properties officeooo:rsid="004de4eb"/>
    </style:style>
    <style:style style:name="T31" style:family="text">
      <style:text-properties officeooo:rsid="004fc0c1"/>
    </style:style>
    <style:style style:name="T32" style:family="text">
      <style:text-properties officeooo:rsid="0050b2be"/>
    </style:style>
    <style:style style:name="T33" style:family="text">
      <style:text-properties officeooo:rsid="00529992"/>
    </style:style>
    <style:style style:name="T34" style:family="text">
      <style:text-properties officeooo:rsid="00531a27"/>
    </style:style>
    <style:style style:name="T35" style:family="text">
      <style:text-properties officeooo:rsid="00539887"/>
    </style:style>
    <style:style style:name="T36" style:family="text">
      <style:text-properties officeooo:rsid="0053f9c8"/>
    </style:style>
    <style:style style:name="T37" style:family="text">
      <style:text-properties officeooo:rsid="0054d602"/>
    </style:style>
    <style:style style:name="T38" style:family="text">
      <style:text-properties officeooo:rsid="0056ad60"/>
    </style:style>
    <style:style style:name="T39" style:family="text">
      <style:text-properties officeooo:rsid="005b8221"/>
    </style:style>
    <style:style style:name="T40" style:family="text">
      <style:text-properties officeooo:rsid="005c60a6"/>
    </style:style>
    <style:style style:name="T41" style:family="text">
      <style:text-properties officeooo:rsid="005ce344"/>
    </style:style>
    <style:style style:name="T42" style:family="text">
      <style:text-properties officeooo:rsid="005df2d9"/>
    </style:style>
    <style:style style:name="T43" style:family="text">
      <style:text-properties officeooo:rsid="005f8660"/>
    </style:style>
    <style:style style:name="T44" style:family="text">
      <style:text-properties officeooo:rsid="00621a6a"/>
    </style:style>
    <style:style style:name="T45" style:family="text">
      <style:text-properties officeooo:rsid="0063b21b"/>
    </style:style>
    <style:style style:name="T46" style:family="text">
      <style:text-properties officeooo:rsid="00659be7"/>
    </style:style>
    <style:style style:name="T47" style:family="text">
      <style:text-properties officeooo:rsid="00684bb7"/>
    </style:style>
    <style:style style:name="T48" style:family="text">
      <style:text-properties officeooo:rsid="006b5a2d"/>
    </style:style>
    <style:style style:name="T49" style:family="text">
      <style:text-properties officeooo:rsid="006be5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>Таблица 2. </text:p>
      <text:p text:style-name="P93">Спектр MS2 <text:span text:style-name="T3">диазониевых ионов [X-Ar-N2]+ </text:span>при различных энергиях столкновений</text:p>
      <text:p text:style-name="P9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E"/>
        <table:table-column table:style-name="Таблица1.I"/>
        <table:table-header-rows>
          <table:table-row>
            <table:table-cell table:style-name="Таблица1.A1" table:number-rows-spanned="2" office:value-type="string">
              <text:p text:style-name="P3">Образец</text:p>
            </table:table-cell>
            <table:table-cell table:style-name="Таблица1.A1" table:number-rows-spanned="2" office:value-type="string">
              <text:p text:style-name="P3">Прекурсор</text:p>
            </table:table-cell>
            <table:table-cell table:style-name="Таблица1.C1" table:number-columns-spanned="7" office:value-type="string">
              <text:p text:style-name="P3">E collision, Ev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1.C2" office:value-type="string">
              <text:p text:style-name="P6">0</text:p>
            </table:table-cell>
            <table:table-cell table:style-name="Таблица1.C2" office:value-type="string">
              <text:p text:style-name="P6">0.01</text:p>
            </table:table-cell>
            <table:table-cell table:style-name="Таблица1.C2" office:value-type="string">
              <text:p text:style-name="P6">0.1</text:p>
            </table:table-cell>
            <table:table-cell table:style-name="Таблица1.C2" office:value-type="string">
              <text:p text:style-name="P6">1</text:p>
            </table:table-cell>
            <table:table-cell table:style-name="Таблица1.C2" office:value-type="string">
              <text:p text:style-name="P6">10</text:p>
            </table:table-cell>
            <table:table-cell table:style-name="Таблица1.C2" office:value-type="string">
              <text:p text:style-name="P6">20</text:p>
            </table:table-cell>
            <table:table-cell table:style-name="Таблица1.I2" office:value-type="string">
              <text:p text:style-name="P6">40</text:p>
            </table:table-cell>
          </table:table-row>
        </table:table-header-rows>
        <table:table-row>
          <table:table-cell table:style-name="Таблица1.C2" office:value-type="string">
            <text:p text:style-name="P6">2-NO2-Ph-N2+ OTf-</text:p>
          </table:table-cell>
          <table:table-cell table:style-name="Таблица1.C2" office:value-type="string">
            <text:p text:style-name="P5">150.03</text:p>
          </table:table-cell>
          <table:table-cell table:style-name="Таблица1.C2" office:value-type="string">
            <text:p text:style-name="P14">150.03 (100)</text:p>
            <text:p text:style-name="P14">94.03 (15)</text:p>
            <text:p text:style-name="P14">92.03 (14)</text:p>
            <text:p text:style-name="P14">51.02 (12)</text:p>
          </table:table-cell>
          <table:table-cell table:style-name="Таблица1.C2" office:value-type="string">
            <text:p text:style-name="P14">150.03 (100)</text:p>
            <text:p text:style-name="P14">94.03 (16)</text:p>
            <text:p text:style-name="P14">92.03 (14)</text:p>
            <text:p text:style-name="P14">51.02 (11)</text:p>
          </table:table-cell>
          <table:table-cell table:style-name="Таблица1.C2" office:value-type="string">
            <text:p text:style-name="P15">150.03 (100)</text:p>
            <text:p text:style-name="P15">94.03 (17)</text:p>
            <text:p text:style-name="P15">92.03 (15)</text:p>
            <text:p text:style-name="P15">51.03 (12)</text:p>
          </table:table-cell>
          <table:table-cell table:style-name="Таблица1.C2" office:value-type="string">
            <text:p text:style-name="P15">150.03 (1<text:span text:style-name="T1">00</text:span>)</text:p>
            <text:p text:style-name="P15">94.03 (<text:span text:style-name="T1">24</text:span>)</text:p>
            <text:p text:style-name="P15">92.03 (<text:span text:style-name="T1">22</text:span>)</text:p>
            <text:p text:style-name="P15">78.03 (1<text:span text:style-name="T1">2</text:span>)</text:p>
            <text:p text:style-name="P15">51.02 (<text:span text:style-name="T1">19</text:span>)</text:p>
            <text:p text:style-name="P15"/>
          </table:table-cell>
          <table:table-cell table:style-name="Таблица1.C2" office:value-type="string">
            <text:p text:style-name="P16">150.03 (1)</text:p>
            <text:p text:style-name="P16">94.03 (60)</text:p>
            <text:p text:style-name="P16">92.03 (96)</text:p>
            <text:p text:style-name="P16">78.03 (14)</text:p>
            <text:p text:style-name="P16">64.03 (24)</text:p>
            <text:p text:style-name="P16">53.00 (55)</text:p>
            <text:p text:style-name="P16">51.02 (100)</text:p>
            <text:p text:style-name="P16">39.02 (34)</text:p>
          </table:table-cell>
          <table:table-cell table:style-name="Таблица1.C2" office:value-type="string">
            <text:p text:style-name="P17">150.03 (<text:span text:style-name="T2">0</text:span>)</text:p>
            <text:p text:style-name="P17">94.03 (<text:span text:style-name="T2">3</text:span>)</text:p>
            <text:p text:style-name="P17">92.03 (<text:span text:style-name="T2">20</text:span>)</text:p>
            <text:p text:style-name="P17"><text:span text:style-name="T2">64</text:span>.03 (<text:span text:style-name="T2">75</text:span>)</text:p>
            <text:p text:style-name="P17">6<text:span text:style-name="T2">3</text:span>.0<text:span text:style-name="T2">2</text:span> (<text:span text:style-name="T2">58</text:span>)</text:p>
            <text:p text:style-name="P17">53.00 (<text:span text:style-name="T2">100</text:span>)</text:p>
            <text:p text:style-name="P17">51.02 (<text:span text:style-name="T2">80</text:span>)</text:p>
            <text:p text:style-name="P17">39.02 (<text:span text:style-name="T2">40</text:span>)</text:p>
          </table:table-cell>
          <table:table-cell table:style-name="Таблица1.I2" office:value-type="string">
            <text:p text:style-name="P17">150.03 (<text:span text:style-name="T2">0</text:span>)</text:p>
            <text:p text:style-name="P17"><text:span text:style-name="T2">64</text:span>.03 (<text:span text:style-name="T2">12</text:span>)</text:p>
            <text:p text:style-name="P18">63.11 (15)</text:p>
            <text:p text:style-name="P17">6<text:span text:style-name="T2">3</text:span>.0<text:span text:style-name="T2">2</text:span> (<text:span text:style-name="T2">100</text:span>)</text:p>
            <text:p text:style-name="P17">53.00 (<text:span text:style-name="T2">43</text:span>)</text:p>
            <text:p text:style-name="P17">51.02 (<text:span text:style-name="T2">19</text:span>)</text:p>
            <text:p text:style-name="P18">50.02 (17)</text:p>
            <text:p text:style-name="P17">39.02 (<text:span text:style-name="T2">12</text:span>)</text:p>
          </table:table-cell>
        </table:table-row>
        <table:table-row>
          <table:table-cell table:style-name="Таблица1.C2" office:value-type="string">
            <text:p text:style-name="P7"><text:span text:style-name="T3">3</text:span>-NO2-Ph-N2+ OTf-</text:p>
          </table:table-cell>
          <table:table-cell table:style-name="Таблица1.C2" office:value-type="string">
            <text:p text:style-name="P19">150.03</text:p>
          </table:table-cell>
          <table:table-cell table:style-name="Таблица1.C2" office:value-type="string">
            <text:p text:style-name="P19">-</text:p>
          </table:table-cell>
          <table:table-cell table:style-name="Таблица1.C2" office:value-type="string">
            <text:p text:style-name="P19">-</text:p>
          </table:table-cell>
          <table:table-cell table:style-name="Таблица1.C2" office:value-type="string">
            <text:p text:style-name="P19">-</text:p>
          </table:table-cell>
          <table:table-cell table:style-name="Таблица1.C2" office:value-type="string">
            <text:p text:style-name="P19">-</text:p>
          </table:table-cell>
          <table:table-cell table:style-name="Таблица1.C2" office:value-type="string">
            <text:p text:style-name="P19">-</text:p>
          </table:table-cell>
          <table:table-cell table:style-name="Таблица1.C2" office:value-type="string">
            <text:p text:style-name="P19">-</text:p>
          </table:table-cell>
          <table:table-cell table:style-name="Таблица1.I2" office:value-type="string">
            <text:p text:style-name="P19">-</text:p>
          </table:table-cell>
        </table:table-row>
        <table:table-row>
          <table:table-cell table:style-name="Таблица1.C2" office:value-type="string">
            <text:p text:style-name="P8"><text:span text:style-name="T5">4</text:span>-NO2-Ph-N2+ OTf-</text:p>
          </table:table-cell>
          <table:table-cell table:style-name="Таблица1.C2" office:value-type="string">
            <text:p text:style-name="P20">150.03</text:p>
          </table:table-cell>
          <table:table-cell table:style-name="Таблица1.C2" office:value-type="string">
            <text:p text:style-name="P20">150.03 (26)</text:p>
            <text:p text:style-name="P20">122.02 (100)</text:p>
          </table:table-cell>
          <table:table-cell table:style-name="Таблица1.C2" office:value-type="string">
            <text:p text:style-name="P20">150.03 (26)</text:p>
            <text:p text:style-name="P20">122.02 (100)</text:p>
          </table:table-cell>
          <table:table-cell table:style-name="Таблица1.C2" office:value-type="string">
            <text:p text:style-name="P20">150.03 (24)</text:p>
            <text:p text:style-name="P20">122.02 (100)</text:p>
          </table:table-cell>
          <table:table-cell table:style-name="Таблица1.C2" office:value-type="string">
            <text:p text:style-name="P20">150.03 (15)</text:p>
            <text:p text:style-name="P20">122.02 (100)</text:p>
          </table:table-cell>
          <table:table-cell table:style-name="Таблица1.C2" office:value-type="string">
            <text:p text:style-name="P20">150.03 (0)</text:p>
            <text:p text:style-name="P20">122.02 (62)</text:p>
            <text:p text:style-name="P20">92.03 (74)</text:p>
            <text:p text:style-name="P20">75.02 (100)</text:p>
            <text:p text:style-name="P20">64.03 (13)</text:p>
          </table:table-cell>
          <table:table-cell table:style-name="Таблица1.C2" office:value-type="string">
            <text:p text:style-name="P20">150.03 (0)</text:p>
            <text:p text:style-name="P20">122.02 (0)</text:p>
            <text:p text:style-name="P20">92.03 (12)</text:p>
            <text:p text:style-name="P23">76.03 (11)</text:p>
            <text:p text:style-name="P20">75.02 (100)</text:p>
            <text:p text:style-name="P20">64.03 (12)</text:p>
          </table:table-cell>
          <table:table-cell table:style-name="Таблица1.I2" office:value-type="string">
            <text:p text:style-name="P21">150.03 (0)</text:p>
            <text:p text:style-name="P21">122.02 (0)</text:p>
            <text:p text:style-name="P21">7<text:span text:style-name="T4">6</text:span>.0<text:span text:style-name="T4">3</text:span> (<text:span text:style-name="T4">13</text:span>)</text:p>
            <text:p text:style-name="P21">75.02 (100)</text:p>
            <text:p text:style-name="P22">74.02 (41)</text:p>
            <text:p text:style-name="P21">64.03 (1<text:span text:style-name="T4">6</text:span>)</text:p>
            <text:p text:style-name="P22">50.02 (20)</text:p>
          </table:table-cell>
        </table:table-row>
        <table:table-row>
          <table:table-cell table:style-name="Таблица1.C2" office:value-type="string">
            <text:p text:style-name="P9"><text:span text:style-name="T5">4</text:span>-<text:span text:style-name="T6">CH3O</text:span>-Ph-N2+ OTf-</text:p>
          </table:table-cell>
          <table:table-cell table:style-name="Таблица1.C2" office:value-type="string">
            <text:p text:style-name="P24">135.05</text:p>
          </table:table-cell>
          <table:table-cell table:style-name="Таблица1.C2" office:value-type="string">
            <text:p text:style-name="P25">-</text:p>
          </table:table-cell>
          <table:table-cell table:style-name="Таблица1.C2" office:value-type="string">
            <text:p text:style-name="P25">-</text:p>
          </table:table-cell>
          <table:table-cell table:style-name="Таблица1.C2" office:value-type="string">
            <text:p text:style-name="P25">-</text:p>
          </table:table-cell>
          <table:table-cell table:style-name="Таблица1.C2" office:value-type="string">
            <text:p text:style-name="P25">-</text:p>
          </table:table-cell>
          <table:table-cell table:style-name="Таблица1.C2" office:value-type="string">
            <text:p text:style-name="P25">-</text:p>
          </table:table-cell>
          <table:table-cell table:style-name="Таблица1.C2" office:value-type="string">
            <text:p text:style-name="P25">-</text:p>
          </table:table-cell>
          <table:table-cell table:style-name="Таблица1.I2" office:value-type="string">
            <text:p text:style-name="P25">-</text:p>
          </table:table-cell>
        </table:table-row>
        <table:table-row>
          <table:table-cell table:style-name="Таблица1.C2" office:value-type="string">
            <text:p text:style-name="P10"><text:span text:style-name="T5">4</text:span>-NO2-Ph-N2+ OT<text:span text:style-name="T7">s</text:span>-</text:p>
          </table:table-cell>
          <table:table-cell table:style-name="Таблица1.C2" office:value-type="string">
            <text:p text:style-name="P26">150.03</text:p>
          </table:table-cell>
          <table:table-cell table:style-name="Таблица1.C2" office:value-type="string">
            <text:p text:style-name="P26">-</text:p>
          </table:table-cell>
          <table:table-cell table:style-name="Таблица1.C2" office:value-type="string">
            <text:p text:style-name="P26">-</text:p>
          </table:table-cell>
          <table:table-cell table:style-name="Таблица1.C2" office:value-type="string">
            <text:p text:style-name="P26">-</text:p>
          </table:table-cell>
          <table:table-cell table:style-name="Таблица1.C2" office:value-type="string">
            <text:p text:style-name="P26">-</text:p>
          </table:table-cell>
          <table:table-cell table:style-name="Таблица1.C2" office:value-type="string">
            <text:p text:style-name="P26">-</text:p>
          </table:table-cell>
          <table:table-cell table:style-name="Таблица1.C2" office:value-type="string">
            <text:p text:style-name="P26">-</text:p>
          </table:table-cell>
          <table:table-cell table:style-name="Таблица1.I2" office:value-type="string">
            <text:p text:style-name="P26">-</text:p>
          </table:table-cell>
        </table:table-row>
        <table:table-row>
          <table:table-cell table:style-name="Таблица1.C2" office:value-type="string">
            <text:p text:style-name="P11"><text:span text:style-name="T5">4</text:span>-NO2-Ph-N2+ <text:span text:style-name="T8">BF4-</text:span></text:p>
          </table:table-cell>
          <table:table-cell table:style-name="Таблица1.C2" office:value-type="string">
            <text:p text:style-name="P27">150.03</text:p>
          </table:table-cell>
          <table:table-cell table:style-name="Таблица1.C2" office:value-type="string">
            <text:p text:style-name="P28">-</text:p>
          </table:table-cell>
          <table:table-cell table:style-name="Таблица1.C2" office:value-type="string">
            <text:p text:style-name="P28">-</text:p>
          </table:table-cell>
          <table:table-cell table:style-name="Таблица1.C2" office:value-type="string">
            <text:p text:style-name="P28">-</text:p>
          </table:table-cell>
          <table:table-cell table:style-name="Таблица1.C2" office:value-type="string">
            <text:p text:style-name="P28">-</text:p>
          </table:table-cell>
          <table:table-cell table:style-name="Таблица1.C2" office:value-type="string">
            <text:p text:style-name="P28">-</text:p>
          </table:table-cell>
          <table:table-cell table:style-name="Таблица1.C2" office:value-type="string">
            <text:p text:style-name="P28">-</text:p>
          </table:table-cell>
          <table:table-cell table:style-name="Таблица1.I2" office:value-type="string">
            <text:p text:style-name="P28">-</text:p>
          </table:table-cell>
        </table:table-row>
        <table:table-row>
          <table:table-cell table:style-name="Таблица1.C2" office:value-type="string">
            <text:p text:style-name="P28">2-HOOC-Ph-N2+ OTf-</text:p>
          </table:table-cell>
          <table:table-cell table:style-name="Таблица1.C2" office:value-type="string">
            <text:p text:style-name="P5">149.02</text:p>
          </table:table-cell>
          <table:table-cell table:style-name="Таблица1.C2" office:value-type="string">
            <text:p text:style-name="P5">-</text:p>
          </table:table-cell>
          <table:table-cell table:style-name="Таблица1.C2" office:value-type="string">
            <text:p text:style-name="P5">-</text:p>
          </table:table-cell>
          <table:table-cell table:style-name="Таблица1.C2" office:value-type="string">
            <text:p text:style-name="P5">-</text:p>
          </table:table-cell>
          <table:table-cell table:style-name="Таблица1.C2" office:value-type="string">
            <text:p text:style-name="P5">-</text:p>
          </table:table-cell>
          <table:table-cell table:style-name="Таблица1.C2" office:value-type="string">
            <text:p text:style-name="P5">-</text:p>
          </table:table-cell>
          <table:table-cell table:style-name="Таблица1.C2" office:value-type="string">
            <text:p text:style-name="P5">-</text:p>
          </table:table-cell>
          <table:table-cell table:style-name="Таблица1.I2" office:value-type="string">
            <text:p text:style-name="P5">-</text:p>
          </table:table-cell>
        </table:table-row>
        <table:table-row>
          <table:table-cell table:style-name="Таблица1.C2" office:value-type="string">
            <text:p text:style-name="P29"><text:span text:style-name="T9">4</text:span>-<text:span text:style-name="T9">Br-</text:span>Ph-N2+ OTf-</text:p>
          </table:table-cell>
          <table:table-cell table:style-name="Таблица1.C2" office:value-type="string">
            <text:p text:style-name="P33">183.00</text:p>
          </table:table-cell>
          <table:table-cell table:style-name="Таблица1.C2" office:value-type="string">
            <text:p text:style-name="P33">-</text:p>
          </table:table-cell>
          <table:table-cell table:style-name="Таблица1.C2" office:value-type="string">
            <text:p text:style-name="P33">184.99 (<text:span text:style-name="T10">58</text:span>)</text:p>
            <text:p text:style-name="P34">183.00 (52)</text:p>
            <text:p text:style-name="P34">156.99 (<text:span text:style-name="T11">88</text:span>)</text:p>
            <text:p text:style-name="P35">155.00 (100)</text:p>
          </table:table-cell>
          <table:table-cell table:style-name="Таблица1.C2" office:value-type="string">
            <text:p text:style-name="P33">184.99 (<text:span text:style-name="T12">40</text:span>)</text:p>
            <text:p text:style-name="P34">183.00 (<text:span text:style-name="T12">58</text:span>)</text:p>
            <text:p text:style-name="P34">156.99 (<text:span text:style-name="T12">100</text:span>)</text:p>
            <text:p text:style-name="P35">155.00 (<text:span text:style-name="T12">89</text:span>)</text:p>
          </table:table-cell>
          <table:table-cell table:style-name="Таблица1.C2" office:value-type="string">
            <text:p text:style-name="P33">184.99 (<text:span text:style-name="T13">30</text:span>)</text:p>
            <text:p text:style-name="P34">183.00 (<text:span text:style-name="T13">42</text:span>)</text:p>
            <text:p text:style-name="P34">156.99 (<text:span text:style-name="T13">100</text:span>)</text:p>
            <text:p text:style-name="P35">155.00 (<text:span text:style-name="T13">95</text:span>)</text:p>
          </table:table-cell>
          <table:table-cell table:style-name="Таблица1.C2" office:value-type="string">
            <text:p text:style-name="P33">184.99 (<text:span text:style-name="T13">0</text:span>)</text:p>
            <text:p text:style-name="P34">183.00 (<text:span text:style-name="T14">0</text:span>)</text:p>
            <text:p text:style-name="P34">156.99 (<text:span text:style-name="T15">100</text:span>)</text:p>
            <text:p text:style-name="P35">155.00 (<text:span text:style-name="T15">65</text:span>)</text:p>
          </table:table-cell>
          <table:table-cell table:style-name="Таблица1.C2" office:value-type="string">
            <text:p text:style-name="P33">184.99 (<text:span text:style-name="T13">0</text:span>)</text:p>
            <text:p text:style-name="P34">183.00 (<text:span text:style-name="T14">0</text:span>)</text:p>
            <text:p text:style-name="P34">156.99 (<text:span text:style-name="T14">97</text:span>)</text:p>
            <text:p text:style-name="P35">155.00 (<text:span text:style-name="T14">100</text:span>)</text:p>
          </table:table-cell>
          <table:table-cell table:style-name="Таблица1.I2" office:value-type="string">
            <text:p text:style-name="P36">76.08 (100)</text:p>
            <text:p text:style-name="P36">50.06 (56)</text:p>
          </table:table-cell>
        </table:table-row>
        <table:table-row>
          <table:table-cell table:style-name="Таблица1.C2" office:value-type="string">
            <text:p text:style-name="P30">Ph-N2+ OTf-</text:p>
          </table:table-cell>
          <table:table-cell table:style-name="Таблица1.C2" office:value-type="string">
            <text:p text:style-name="P36">105.05</text:p>
          </table:table-cell>
          <table:table-cell table:style-name="Таблица1.C2" office:value-type="string">
            <text:p text:style-name="P36">105.05 (20)</text:p>
            <text:p text:style-name="P36">77.06 (100)</text:p>
          </table:table-cell>
          <table:table-cell table:style-name="Таблица1.C2" office:value-type="string">
            <text:p text:style-name="P36">105.05 (22)</text:p>
            <text:p text:style-name="P36">77.06 (100)</text:p>
          </table:table-cell>
          <table:table-cell table:style-name="Таблица1.C2" office:value-type="string">
            <text:p text:style-name="P36">105.05 (17)</text:p>
            <text:p text:style-name="P36">77.06 (100)</text:p>
          </table:table-cell>
          <table:table-cell table:style-name="Таблица1.C2" office:value-type="string">
            <text:p text:style-name="P37">105.05 (<text:span text:style-name="T16">9</text:span>)</text:p>
            <text:p text:style-name="P37">77.06 (100)</text:p>
          </table:table-cell>
          <table:table-cell table:style-name="Таблица1.C2" office:value-type="string">
            <text:p text:style-name="P37">105.05 (0)</text:p>
            <text:p text:style-name="P37">77.06 (100)</text:p>
          </table:table-cell>
          <table:table-cell table:style-name="Таблица1.C2" office:value-type="string">
            <text:p text:style-name="P37">105.05 (0)</text:p>
            <text:p text:style-name="P37">77.06 (100)</text:p>
            <text:p text:style-name="P38">51.06 (47)</text:p>
          </table:table-cell>
          <table:table-cell table:style-name="Таблица1.I2" office:value-type="string">
            <text:p text:style-name="P38">51.06 (100)</text:p>
            <text:p text:style-name="P38">42.07 (38)</text:p>
          </table:table-cell>
        </table:table-row>
        <table:table-row>
          <table:table-cell table:style-name="Таблица1.C2" office:value-type="string">
            <text:p text:style-name="P31"><text:span text:style-name="T17">HOOC-</text:span>Ph-N2+ OTf-</text:p>
          </table:table-cell>
          <table:table-cell table:style-name="Таблица1.C2" office:value-type="string">
            <text:p text:style-name="P39">149.05</text:p>
          </table:table-cell>
          <table:table-cell table:style-name="Таблица1.C2" office:value-type="string">
            <text:p text:style-name="P39">149.05 (16)</text:p>
            <text:p text:style-name="P39"><text:soft-page-break/>121.02 (100)</text:p>
          </table:table-cell>
          <table:table-cell table:style-name="Таблица1.C2" office:value-type="string">
            <text:p text:style-name="P40">149.05 (1<text:span text:style-name="T18">1</text:span>)</text:p>
            <text:p text:style-name="P40"><text:soft-page-break/>121.02 (100)</text:p>
          </table:table-cell>
          <table:table-cell table:style-name="Таблица1.C2" office:value-type="string">
            <text:p text:style-name="P40">149.05 (16)</text:p>
            <text:p text:style-name="P40"><text:soft-page-break/>121.02 (100)</text:p>
          </table:table-cell>
          <table:table-cell table:style-name="Таблица1.C2" office:value-type="string">
            <text:p text:style-name="P40">149.05 (1<text:span text:style-name="T18">1</text:span>)</text:p>
            <text:p text:style-name="P40"><text:soft-page-break/>121.02 (100)</text:p>
          </table:table-cell>
          <table:table-cell table:style-name="Таблица1.C2" office:value-type="string">
            <text:p text:style-name="P40">149.05 (<text:span text:style-name="T18">0</text:span>)</text:p>
            <text:p text:style-name="P40"><text:soft-page-break/>121.02 (100)</text:p>
          </table:table-cell>
          <table:table-cell table:style-name="Таблица1.C2" office:value-type="string">
            <text:p text:style-name="P41">65.07 (100)</text:p>
          </table:table-cell>
          <table:table-cell table:style-name="Таблица1.I2" office:value-type="string">
            <text:p text:style-name="P41">65.07 (27)</text:p>
            <text:p text:style-name="P41"><text:soft-page-break/>39.06 (100)</text:p>
          </table:table-cell>
        </table:table-row>
      </table:table>
      <text:p text:style-name="P1"/>
      <text:p text:style-name="P92">Таблица <text:span text:style-name="T19">3</text:span>. </text:p>
      <text:p text:style-name="P94">Спектр MS2 <text:span text:style-name="T19">комплексных диазониевых ионов [M + X-Ar-N2]+ </text:span>при различных энергиях столкновений</text:p>
      <text:p text:style-name="P9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column table:style-name="Таблица2.G"/>
        <table:table-column table:style-name="Таблица2.E"/>
        <table:table-column table:style-name="Таблица2.I"/>
        <table:table-header-rows>
          <table:table-row>
            <table:table-cell table:style-name="Таблица2.A1" table:number-rows-spanned="2" office:value-type="string">
              <text:p text:style-name="P4">Образец</text:p>
            </table:table-cell>
            <table:table-cell table:style-name="Таблица2.A1" table:number-rows-spanned="2" office:value-type="string">
              <text:p text:style-name="P4">Прекурсор</text:p>
            </table:table-cell>
            <table:table-cell table:style-name="Таблица2.C1" table:number-columns-spanned="7" office:value-type="string">
              <text:p text:style-name="P4">E collision, Ev (Int. %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Таблица2.C2" office:value-type="string">
              <text:p text:style-name="P12">0</text:p>
            </table:table-cell>
            <table:table-cell table:style-name="Таблица2.C2" office:value-type="string">
              <text:p text:style-name="P12">0.01</text:p>
            </table:table-cell>
            <table:table-cell table:style-name="Таблица2.C2" office:value-type="string">
              <text:p text:style-name="P12">0.1</text:p>
            </table:table-cell>
            <table:table-cell table:style-name="Таблица2.C2" office:value-type="string">
              <text:p text:style-name="P12">1</text:p>
            </table:table-cell>
            <table:table-cell table:style-name="Таблица2.C2" office:value-type="string">
              <text:p text:style-name="P12">10</text:p>
            </table:table-cell>
            <table:table-cell table:style-name="Таблица2.C2" office:value-type="string">
              <text:p text:style-name="P12">20</text:p>
            </table:table-cell>
            <table:table-cell table:style-name="Таблица2.I2" office:value-type="string">
              <text:p text:style-name="P12">40</text:p>
            </table:table-cell>
          </table:table-row>
        </table:table-header-rows>
        <table:table-row>
          <table:table-cell table:style-name="Таблица2.C2" office:value-type="string">
            <text:p text:style-name="P12">2-NO2-Ph-N2+ OTf-</text:p>
          </table:table-cell>
          <table:table-cell table:style-name="Таблица2.C2" office:value-type="string">
            <text:p text:style-name="P42">449.02</text:p>
          </table:table-cell>
          <table:table-cell table:style-name="Таблица2.C2" office:value-type="string">
            <text:p text:style-name="P42">449.02 (80)</text:p>
            <text:p text:style-name="P42">150.03 (100)</text:p>
          </table:table-cell>
          <table:table-cell table:style-name="Таблица2.C2" office:value-type="string">
            <text:p text:style-name="P42">449.02 (84)</text:p>
            <text:p text:style-name="P42">150.03 (100)</text:p>
          </table:table-cell>
          <table:table-cell table:style-name="Таблица2.C2" office:value-type="string">
            <text:p text:style-name="P42">449.02 (82)</text:p>
            <text:p text:style-name="P42">150.03 (100)</text:p>
          </table:table-cell>
          <table:table-cell table:style-name="Таблица2.C2" office:value-type="string">
            <text:p text:style-name="P42">449.02 (57)</text:p>
            <text:p text:style-name="P42">150.03 (100)</text:p>
          </table:table-cell>
          <table:table-cell table:style-name="Таблица2.C2" office:value-type="string">
            <text:p text:style-name="P42">449.02 (0)</text:p>
            <text:p text:style-name="P42">150.03 (100)</text:p>
            <text:p text:style-name="P42">94.03 (7)</text:p>
            <text:p text:style-name="P42">92.03 (9)</text:p>
          </table:table-cell>
          <table:table-cell table:style-name="Таблица2.C2" office:value-type="string">
            <text:p text:style-name="P43">150.03 (100)</text:p>
            <text:p text:style-name="P43">94.03 (44)</text:p>
            <text:p text:style-name="P43">92.03 (35)</text:p>
            <text:p text:style-name="P43">78.03 (17)</text:p>
            <text:p text:style-name="P43">51.03 (34)</text:p>
          </table:table-cell>
          <table:table-cell table:style-name="Таблица2.I2" office:value-type="string">
            <text:p text:style-name="P42">150.03 (<text:span text:style-name="T20">4</text:span>)</text:p>
            <text:p text:style-name="P42">94.03 (<text:span text:style-name="T20">59</text:span>)</text:p>
            <text:p text:style-name="P42">92.03 (<text:span text:style-name="T20">85</text:span>)</text:p>
            <text:p text:style-name="P42">7<text:span text:style-name="T20">4</text:span>.0<text:span text:style-name="T20">9</text:span> (1<text:span text:style-name="T20">5</text:span>)</text:p>
            <text:p text:style-name="P42"><text:span text:style-name="T20">64.03</text:span> (<text:span text:style-name="T20">16</text:span>)</text:p>
            <text:p text:style-name="P48">53.00 (44)</text:p>
            <text:p text:style-name="P48">51.03 (100)</text:p>
            <text:p text:style-name="P48">39.02 (35)</text:p>
          </table:table-cell>
        </table:table-row>
        <table:table-row>
          <table:table-cell table:style-name="Таблица2.C2" office:value-type="string">
            <text:p text:style-name="P12"><text:span text:style-name="T3">3</text:span>-NO2-Ph-N2+ OTf-</text:p>
          </table:table-cell>
          <table:table-cell table:style-name="Таблица2.C2" office:value-type="string">
            <text:p text:style-name="P44">449.02</text:p>
          </table:table-cell>
          <table:table-cell table:style-name="Таблица2.C2" office:value-type="string">
            <text:p text:style-name="P44">449.02 (<text:span text:style-name="T21">68</text:span>)</text:p>
            <text:p text:style-name="P44">150.03 (<text:span text:style-name="T21">1</text:span>00)</text:p>
            <text:p text:style-name="P49">122.02 (56)</text:p>
          </table:table-cell>
          <table:table-cell table:style-name="Таблица2.C2" office:value-type="string">
            <text:p text:style-name="P44">449.02 (<text:span text:style-name="T21">64</text:span>)</text:p>
            <text:p text:style-name="P44">150.03 (<text:span text:style-name="T21">1</text:span>00)</text:p>
            <text:p text:style-name="P49">122.02 (54)</text:p>
          </table:table-cell>
          <table:table-cell table:style-name="Таблица2.C2" office:value-type="string">
            <text:p text:style-name="P44">449.02 (<text:span text:style-name="T21">68</text:span>)</text:p>
            <text:p text:style-name="P44">150.03 (<text:span text:style-name="T21">1</text:span>00)</text:p>
            <text:p text:style-name="P49">122.02 (57)</text:p>
          </table:table-cell>
          <table:table-cell table:style-name="Таблица2.C2" office:value-type="string">
            <text:p text:style-name="P44">449.02 (<text:span text:style-name="T21">45</text:span>)</text:p>
            <text:p text:style-name="P44">150.03 (<text:span text:style-name="T21">1</text:span>00)</text:p>
            <text:p text:style-name="P49">122.02 (58)</text:p>
          </table:table-cell>
          <table:table-cell table:style-name="Таблица2.C2" office:value-type="string">
            <text:p text:style-name="P44">449.02 (<text:span text:style-name="T21">0</text:span>)</text:p>
            <text:p text:style-name="P44">150.03 (<text:span text:style-name="T21">51</text:span>)</text:p>
            <text:p text:style-name="P49">122.02 (100)</text:p>
          </table:table-cell>
          <table:table-cell table:style-name="Таблица2.C2" office:value-type="string">
            <text:p text:style-name="P44">449.02 (<text:span text:style-name="T21">0</text:span>)</text:p>
            <text:p text:style-name="P44">150.03 (<text:span text:style-name="T21">7</text:span>)</text:p>
            <text:p text:style-name="P49">122.02 (100)</text:p>
            <text:p text:style-name="P49">92.03 (7)</text:p>
          </table:table-cell>
          <table:table-cell table:style-name="Таблица2.I2" office:value-type="string">
            <text:p text:style-name="P44">150.03 (0)</text:p>
            <text:p text:style-name="P49">122.02 (78)</text:p>
            <text:p text:style-name="P49">92.03 (80)</text:p>
            <text:p text:style-name="P49">75.02 (100)</text:p>
            <text:p text:style-name="P49">64.03 (11)</text:p>
          </table:table-cell>
        </table:table-row>
        <table:table-row>
          <table:table-cell table:style-name="Таблица2.C2" office:value-type="string">
            <text:p text:style-name="P12"><text:span text:style-name="T5">4</text:span>-NO2-Ph-N2+ OTf-</text:p>
          </table:table-cell>
          <table:table-cell table:style-name="Таблица2.C2" office:value-type="string">
            <text:p text:style-name="P45">449.02</text:p>
          </table:table-cell>
          <table:table-cell table:style-name="Таблица2.C2" office:value-type="string">
            <text:p text:style-name="P45">449.02 (<text:span text:style-name="T22">49</text:span>)</text:p>
            <text:p text:style-name="P45">150.03 (<text:span text:style-name="T21">1</text:span>00)</text:p>
            <text:p text:style-name="P50">122.02 (<text:span text:style-name="T22">48</text:span>)</text:p>
          </table:table-cell>
          <table:table-cell table:style-name="Таблица2.C2" office:value-type="string">
            <text:p text:style-name="P53">-</text:p>
          </table:table-cell>
          <table:table-cell table:style-name="Таблица2.C2" office:value-type="string">
            <text:p text:style-name="P53">-</text:p>
          </table:table-cell>
          <table:table-cell table:style-name="Таблица2.C2" office:value-type="string">
            <text:p text:style-name="P46">449.02 (<text:span text:style-name="T23">29</text:span>)</text:p>
            <text:p text:style-name="P46">150.03 (<text:span text:style-name="T21">1</text:span>00)</text:p>
            <text:p text:style-name="P51">122.02 (5<text:span text:style-name="T23">2</text:span>)</text:p>
          </table:table-cell>
          <table:table-cell table:style-name="Таблица2.C2" office:value-type="string">
            <text:p text:style-name="P46">449.02 (<text:span text:style-name="T23">0</text:span>)</text:p>
            <text:p text:style-name="P46">150.03 (<text:span text:style-name="T23">48</text:span>)</text:p>
            <text:p text:style-name="P51">122.02 (<text:span text:style-name="T23">100</text:span>)</text:p>
            <text:p text:style-name="P52">74.10 (16)</text:p>
          </table:table-cell>
          <table:table-cell table:style-name="Таблица2.C2" office:value-type="string">
            <text:p text:style-name="P46">150.03 (<text:span text:style-name="T23">6</text:span>)</text:p>
            <text:p text:style-name="P51">122.02 (<text:span text:style-name="T23">100</text:span>)</text:p>
            <text:p text:style-name="P52">74.10 (18)</text:p>
          </table:table-cell>
          <table:table-cell table:style-name="Таблица2.I2" office:value-type="string">
            <text:p text:style-name="P46">150.03 (<text:span text:style-name="T23">0</text:span>)</text:p>
            <text:p text:style-name="P51">122.02 (<text:span text:style-name="T23">91</text:span>)</text:p>
            <text:p text:style-name="P52">92.03 (89)</text:p>
            <text:p text:style-name="P52">75.02 (100)</text:p>
            <text:p text:style-name="P52">74.10 (35)</text:p>
            <text:p text:style-name="P52">64.03 (12)</text:p>
          </table:table-cell>
        </table:table-row>
        <table:table-row>
          <table:table-cell table:style-name="Таблица2.C2" office:value-type="string">
            <text:p text:style-name="P12"><text:span text:style-name="T5">4</text:span>-<text:span text:style-name="T6">CH3O</text:span>-Ph-N2+ OTf-</text:p>
          </table:table-cell>
          <table:table-cell table:style-name="Таблица2.C2" office:value-type="string">
            <text:p text:style-name="P53">419.06</text:p>
          </table:table-cell>
          <table:table-cell table:style-name="Таблица2.C2" office:value-type="string">
            <text:p text:style-name="P53">419.06 (65)</text:p>
            <text:p text:style-name="P53">135.05 (100)</text:p>
            <text:p text:style-name="P53">107.05 (38)</text:p>
          </table:table-cell>
          <table:table-cell table:style-name="Таблица2.C2" office:value-type="string">
            <text:p text:style-name="P53">419.06 (64)</text:p>
            <text:p text:style-name="P53">135.05 (100)</text:p>
            <text:p text:style-name="P53">107.05 (37)</text:p>
          </table:table-cell>
          <table:table-cell table:style-name="Таблица2.C2" office:value-type="string">
            <text:p text:style-name="P53">419.06 (61)</text:p>
            <text:p text:style-name="P53">135.05 (100)</text:p>
            <text:p text:style-name="P53">107.05 (42)</text:p>
          </table:table-cell>
          <table:table-cell table:style-name="Таблица2.C2" office:value-type="string">
            <text:p text:style-name="P53">419.06 (37)</text:p>
            <text:p text:style-name="P57">417.25 (15)</text:p>
            <text:p text:style-name="P53">135.05 (100)</text:p>
            <text:p text:style-name="P53">107.05 (3<text:span text:style-name="T24">4</text:span>)</text:p>
          </table:table-cell>
          <table:table-cell table:style-name="Таблица2.C2" office:value-type="string">
            <text:p text:style-name="P54">419.06 (<text:span text:style-name="T25">0</text:span>)</text:p>
            <text:p text:style-name="P54">135.05 (<text:span text:style-name="T25">60</text:span>)</text:p>
            <text:p text:style-name="P54">107.05 (<text:span text:style-name="T25">100</text:span>)</text:p>
            <text:p text:style-name="P58">77.04 (7)</text:p>
          </table:table-cell>
          <table:table-cell table:style-name="Таблица2.C2" office:value-type="string">
            <text:p text:style-name="P55">135.05 (1<text:span text:style-name="T26">1</text:span>)</text:p>
            <text:p text:style-name="P55">107.05 (<text:span text:style-name="T26">100</text:span>)</text:p>
            <text:p text:style-name="P59">77.04 (13)</text:p>
          </table:table-cell>
          <table:table-cell table:style-name="Таблица2.I2" office:value-type="string">
            <text:p text:style-name="P56">135.05 (<text:span text:style-name="T27">0</text:span>)</text:p>
            <text:p text:style-name="P56">107.05 (<text:span text:style-name="T27">62</text:span>)</text:p>
            <text:p text:style-name="P61">92.03 (37)</text:p>
            <text:p text:style-name="P60">77.04 (<text:span text:style-name="T28">100</text:span>)</text:p>
          </table:table-cell>
        </table:table-row>
        <table:table-row>
          <table:table-cell table:style-name="Таблица2.C2" office:value-type="string">
            <text:p text:style-name="P13"><text:span text:style-name="T5">4</text:span>-NO2-Ph-N2+ O<text:span text:style-name="T29">Ts</text:span>-</text:p>
          </table:table-cell>
          <table:table-cell table:style-name="Таблица2.C2" office:value-type="string">
            <text:p text:style-name="P47">4<text:span text:style-name="T30">71</text:span>.0<text:span text:style-name="T30">7</text:span></text:p>
          </table:table-cell>
          <table:table-cell table:style-name="Таблица2.C2" office:value-type="string">
            <text:p text:style-name="P62">471.07 (33)</text:p>
            <text:p text:style-name="P62"><text:soft-page-break/>150.03 (100)</text:p>
            <text:p text:style-name="P62">122.03 (46)</text:p>
          </table:table-cell>
          <table:table-cell table:style-name="Таблица2.C2" office:value-type="string">
            <text:p text:style-name="P62">471.07 (33)</text:p>
            <text:p text:style-name="P62"><text:soft-page-break/>150.03 (100)</text:p>
            <text:p text:style-name="P62">122.03 (4<text:span text:style-name="T31">9</text:span>)</text:p>
          </table:table-cell>
          <table:table-cell table:style-name="Таблица2.C2" office:value-type="string">
            <text:p text:style-name="P63">471.07 (3<text:span text:style-name="T31">2</text:span>)</text:p>
            <text:p text:style-name="P63"><text:soft-page-break/>150.03 (100)</text:p>
            <text:p text:style-name="P63">122.03 (46)</text:p>
          </table:table-cell>
          <table:table-cell table:style-name="Таблица2.C2" office:value-type="string">
            <text:p text:style-name="P63">471.07 (<text:span text:style-name="T31">17</text:span>)</text:p>
            <text:p text:style-name="P63"><text:soft-page-break/>150.03 (<text:span text:style-name="T31">100</text:span>)</text:p>
            <text:p text:style-name="P63">122.03 (4<text:span text:style-name="T31">9</text:span>)</text:p>
          </table:table-cell>
          <table:table-cell table:style-name="Таблица2.C2" office:value-type="string">
            <text:p text:style-name="P63">471.07 (<text:span text:style-name="T31">0</text:span>)</text:p>
            <text:p text:style-name="P63"><text:soft-page-break/>150.03 (<text:span text:style-name="T31">66</text:span>)</text:p>
            <text:p text:style-name="P63">122.03 (<text:span text:style-name="T31">100</text:span>)</text:p>
          </table:table-cell>
          <table:table-cell table:style-name="Таблица2.C2" office:value-type="string">
            <text:p text:style-name="P63">150.03 (10)</text:p>
            <text:p text:style-name="P63"><text:soft-page-break/>122.03 (<text:span text:style-name="T32">100</text:span>)</text:p>
            <text:p text:style-name="P65">92.03 (10)</text:p>
          </table:table-cell>
          <table:table-cell table:style-name="Таблица2.I2" office:value-type="string">
            <text:p text:style-name="P64">150.03 (0)</text:p>
            <text:p text:style-name="P64"><text:soft-page-break/>122.03 (<text:span text:style-name="T32">100</text:span>)</text:p>
            <text:p text:style-name="P66">92.03 (<text:span text:style-name="T33">38</text:span>)</text:p>
            <text:p text:style-name="P67">75.03 (56)</text:p>
          </table:table-cell>
        </table:table-row>
        <table:table-row>
          <table:table-cell table:style-name="Таблица2.C2" office:value-type="string">
            <text:p text:style-name="P12"><text:span text:style-name="T5">4</text:span>-NO2-Ph-N2+ <text:span text:style-name="T8">BF4-</text:span></text:p>
          </table:table-cell>
          <table:table-cell table:style-name="Таблица2.C2" office:value-type="string">
            <text:p text:style-name="P68">387.07</text:p>
          </table:table-cell>
          <table:table-cell table:style-name="Таблица2.C2" office:value-type="string">
            <text:p text:style-name="P68">387.07 (53)</text:p>
            <text:p text:style-name="P68">150.03 (100)</text:p>
            <text:p text:style-name="P68">122.02 (46)</text:p>
          </table:table-cell>
          <table:table-cell table:style-name="Таблица2.C2" office:value-type="string">
            <text:p text:style-name="P69">387.07 (<text:span text:style-name="T34">45</text:span>)</text:p>
            <text:p text:style-name="P69">150.03 (100)</text:p>
            <text:p text:style-name="P69">122.02 (<text:span text:style-name="T34">5</text:span>6)</text:p>
          </table:table-cell>
          <table:table-cell table:style-name="Таблица2.C2" office:value-type="string">
            <text:p text:style-name="P69">387.07 (<text:span text:style-name="T35">45</text:span>)</text:p>
            <text:p text:style-name="P69">150.03 (100)</text:p>
            <text:p text:style-name="P69">122.02 (<text:span text:style-name="T35">51</text:span>)</text:p>
          </table:table-cell>
          <table:table-cell table:style-name="Таблица2.C2" office:value-type="string">
            <text:p text:style-name="P70">387.07 (<text:span text:style-name="T36">17</text:span>)</text:p>
            <text:p text:style-name="P70">150.03 (100)</text:p>
            <text:p text:style-name="P70">122.02 (4<text:span text:style-name="T36">9</text:span>)</text:p>
          </table:table-cell>
          <table:table-cell table:style-name="Таблица2.C2" office:value-type="string">
            <text:p text:style-name="P71">387.07 (<text:span text:style-name="T37">0</text:span>)</text:p>
            <text:p text:style-name="P71">150.03 (<text:span text:style-name="T37">26</text:span>)</text:p>
            <text:p text:style-name="P71">122.02 (<text:span text:style-name="T37">100</text:span>)</text:p>
          </table:table-cell>
          <table:table-cell table:style-name="Таблица2.C2" office:value-type="string">
            <text:p text:style-name="P71">150.03 (0)</text:p>
            <text:p text:style-name="P71">122.02 (<text:span text:style-name="T37">100</text:span>)</text:p>
            <text:p text:style-name="P72">92.02 (9)</text:p>
          </table:table-cell>
          <table:table-cell table:style-name="Таблица2.I2" office:value-type="string">
            <text:p text:style-name="P71">122.02 (<text:span text:style-name="T38">49</text:span>)</text:p>
            <text:p text:style-name="P72">92.0<text:span text:style-name="T38">3</text:span> (<text:span text:style-name="T38">72</text:span>)</text:p>
            <text:p text:style-name="P73">75.02 (100)</text:p>
            <text:p text:style-name="P73">64.03 (17)</text:p>
          </table:table-cell>
        </table:table-row>
        <table:table-row>
          <table:table-cell table:style-name="Таблица2.C2" office:value-type="string">
            <text:p text:style-name="P32">2-HOOC-Ph-N2+ OTf-</text:p>
          </table:table-cell>
          <table:table-cell table:style-name="Таблица2.C2" office:value-type="string">
            <text:p text:style-name="P75">447.02</text:p>
          </table:table-cell>
          <table:table-cell table:style-name="Таблица2.C2" office:value-type="string">
            <text:p text:style-name="P74">-</text:p>
          </table:table-cell>
          <table:table-cell table:style-name="Таблица2.C2" office:value-type="string">
            <text:p text:style-name="P74">-</text:p>
          </table:table-cell>
          <table:table-cell table:style-name="Таблица2.C2" office:value-type="string">
            <text:p text:style-name="P74">-</text:p>
          </table:table-cell>
          <table:table-cell table:style-name="Таблица2.C2" office:value-type="string">
            <text:p text:style-name="P74">-</text:p>
          </table:table-cell>
          <table:table-cell table:style-name="Таблица2.C2" office:value-type="string">
            <text:p text:style-name="P74">-</text:p>
          </table:table-cell>
          <table:table-cell table:style-name="Таблица2.C2" office:value-type="string">
            <text:p text:style-name="P74">-</text:p>
          </table:table-cell>
          <table:table-cell table:style-name="Таблица2.I2" office:value-type="string">
            <text:p text:style-name="P74">-</text:p>
          </table:table-cell>
        </table:table-row>
        <table:table-row>
          <table:table-cell table:style-name="Таблица2.C2" office:value-type="string">
            <text:p text:style-name="P32"><text:span text:style-name="T9">4</text:span>-<text:span text:style-name="T9">Br-</text:span>Ph-N2+ OTf-</text:p>
          </table:table-cell>
          <table:table-cell table:style-name="Таблица2.C2" office:value-type="string">
            <text:p text:style-name="P76">514.86</text:p>
          </table:table-cell>
          <table:table-cell table:style-name="Таблица2.C2" office:value-type="string">
            <text:p text:style-name="P76">518.86 (32)</text:p>
            <text:p text:style-name="P76">516.86 (23)</text:p>
            <text:p text:style-name="P76">514.86 (0)</text:p>
            <text:p text:style-name="P76">184.96 (97)</text:p>
            <text:p text:style-name="P76">182.96 (100)</text:p>
            <text:p text:style-name="P76">156.95 (80)</text:p>
            <text:p text:style-name="P76">154.95 (51)</text:p>
          </table:table-cell>
          <table:table-cell table:style-name="Таблица2.C2" office:value-type="string">
            <text:p text:style-name="P76">518.86 (<text:span text:style-name="T39">20</text:span>)</text:p>
            <text:p text:style-name="P76">516.86 (<text:span text:style-name="T39">14</text:span>)</text:p>
            <text:p text:style-name="P76">514.86 (<text:span text:style-name="T39">41</text:span>)</text:p>
            <text:p text:style-name="P76">184.96 (<text:span text:style-name="T39">100</text:span>)</text:p>
            <text:p text:style-name="P76">182.96 (<text:span text:style-name="T39">91</text:span>)</text:p>
            <text:p text:style-name="P76">156.95 (<text:span text:style-name="T39">13</text:span>)</text:p>
            <text:p text:style-name="P76">154.95 (<text:span text:style-name="T39">38</text:span>)</text:p>
          </table:table-cell>
          <table:table-cell table:style-name="Таблица2.C2" office:value-type="string">
            <text:p text:style-name="P77">518.86 (<text:span text:style-name="T40">20</text:span>)</text:p>
            <text:p text:style-name="P77">516.86 (<text:span text:style-name="T40">6</text:span>3)</text:p>
            <text:p text:style-name="P77">514.86 (<text:span text:style-name="T40">39</text:span>)</text:p>
            <text:p text:style-name="P77">184.96 (<text:span text:style-name="T40">100</text:span>)</text:p>
            <text:p text:style-name="P77">182.96 (<text:span text:style-name="T40">92</text:span>)</text:p>
            <text:p text:style-name="P77">156.95 (0)</text:p>
            <text:p text:style-name="P77">154.95 (<text:span text:style-name="T40">10</text:span>)</text:p>
          </table:table-cell>
          <table:table-cell table:style-name="Таблица2.C2" office:value-type="string">
            <text:p text:style-name="P78">518.86 (32)</text:p>
            <text:p text:style-name="P78">516.86 (23)</text:p>
            <text:p text:style-name="P78">514.86 (<text:span text:style-name="T41">16</text:span>)</text:p>
            <text:p text:style-name="P78">184.96 (97)</text:p>
            <text:p text:style-name="P78">182.96 (100)</text:p>
            <text:p text:style-name="P78">156.95 (<text:span text:style-name="T41">40</text:span>)</text:p>
            <text:p text:style-name="P78">154.95 (<text:span text:style-name="T41">3</text:span>1)</text:p>
          </table:table-cell>
          <table:table-cell table:style-name="Таблица2.C2" office:value-type="string">
            <text:p text:style-name="P78">518.86 (<text:span text:style-name="T42">0</text:span>)</text:p>
            <text:p text:style-name="P78">516.86 (<text:span text:style-name="T42">0</text:span>)</text:p>
            <text:p text:style-name="P78">514.86 (<text:span text:style-name="T42">0</text:span>)</text:p>
            <text:p text:style-name="P78">184.96 (<text:span text:style-name="T42">55</text:span>)</text:p>
            <text:p text:style-name="P78">182.96 (<text:span text:style-name="T42">89</text:span>)</text:p>
            <text:p text:style-name="P78">156.95 (<text:span text:style-name="T42">96</text:span>)</text:p>
            <text:p text:style-name="P78">154.95 (<text:span text:style-name="T42">100</text:span>)</text:p>
          </table:table-cell>
          <table:table-cell table:style-name="Таблица2.C2" office:value-type="string">
            <text:p text:style-name="P78">184.96 (<text:span text:style-name="T42">0</text:span>)</text:p>
            <text:p text:style-name="P78">182.96 (0)</text:p>
            <text:p text:style-name="P78">156.95 (<text:span text:style-name="T42">100</text:span>)</text:p>
            <text:p text:style-name="P78">154.95 (<text:span text:style-name="T42">70</text:span>)</text:p>
          </table:table-cell>
          <table:table-cell table:style-name="Таблица2.I2" office:value-type="string">
            <text:p text:style-name="P79">156.95 (<text:span text:style-name="T43">77</text:span>)</text:p>
            <text:p text:style-name="P79">154.95 (<text:span text:style-name="T43">100</text:span>)</text:p>
          </table:table-cell>
        </table:table-row>
        <table:table-row>
          <table:table-cell table:style-name="Таблица2.C2" office:value-type="string">
            <text:p text:style-name="P32">Ph-N2+ OTf-</text:p>
          </table:table-cell>
          <table:table-cell table:style-name="Таблица2.C2" office:value-type="string">
            <text:p text:style-name="P80">359.04</text:p>
          </table:table-cell>
          <table:table-cell table:style-name="Таблица2.C2" office:value-type="string">
            <text:p text:style-name="P80">359.04 (15)</text:p>
            <text:p text:style-name="P80">105.05 (100)</text:p>
            <text:p text:style-name="P80">77.04 (84)</text:p>
          </table:table-cell>
          <table:table-cell table:style-name="Таблица2.C2" office:value-type="string">
            <text:p text:style-name="P80">359.04 (16)</text:p>
            <text:p text:style-name="P80">105.05 (100)</text:p>
            <text:p text:style-name="P80">77.04 (67)</text:p>
          </table:table-cell>
          <table:table-cell table:style-name="Таблица2.C2" office:value-type="string">
            <text:p text:style-name="P80">359.04 (13)</text:p>
            <text:p text:style-name="P80">105.05 (100)</text:p>
            <text:p text:style-name="P80">77.04 (84)</text:p>
          </table:table-cell>
          <table:table-cell table:style-name="Таблица2.C2" office:value-type="string">
            <text:p text:style-name="P81">359.04 (<text:span text:style-name="T44">14</text:span>)</text:p>
            <text:p text:style-name="P81">105.05 (100)</text:p>
            <text:p text:style-name="P81">77.04 (84)</text:p>
          </table:table-cell>
          <table:table-cell table:style-name="Таблица2.C2" office:value-type="string">
            <text:p text:style-name="P81">359.04 (<text:span text:style-name="T44">0</text:span>)</text:p>
            <text:p text:style-name="P81">105.05 (<text:span text:style-name="T44">24</text:span>)</text:p>
            <text:p text:style-name="P81">77.04 (<text:span text:style-name="T44">100</text:span>)</text:p>
          </table:table-cell>
          <table:table-cell table:style-name="Таблица2.C2" office:value-type="string">
            <text:p text:style-name="P81">105.05 (<text:span text:style-name="T45">2</text:span>)</text:p>
            <text:p text:style-name="P81">77.04 (<text:span text:style-name="T45">100</text:span>)</text:p>
            <text:p text:style-name="P81"/>
          </table:table-cell>
          <table:table-cell table:style-name="Таблица2.I2" office:value-type="string">
            <text:p text:style-name="P82">105.05 (0)</text:p>
            <text:p text:style-name="P82">77.04 (<text:span text:style-name="T46">100</text:span>)</text:p>
            <text:p text:style-name="P83">51.06 (5)</text:p>
          </table:table-cell>
        </table:table-row>
        <table:table-row>
          <table:table-cell table:style-name="Таблица2.C2" office:value-type="string">
            <text:p text:style-name="P32"><text:span text:style-name="T17">HOOC-</text:span>Ph-N2+ OTf-</text:p>
          </table:table-cell>
          <table:table-cell table:style-name="Таблица2.C2" office:value-type="string">
            <text:p text:style-name="P84">447.02</text:p>
          </table:table-cell>
          <table:table-cell table:style-name="Таблица2.C2" office:value-type="string">
            <text:p text:style-name="P85">447.02 <text:span text:style-name="T47">(29)</text:span></text:p>
            <text:p text:style-name="P88">149.04 (47)</text:p>
            <text:p text:style-name="P88">121.03 (100)</text:p>
          </table:table-cell>
          <table:table-cell table:style-name="Таблица2.C2" office:value-type="string">
            <text:p text:style-name="P86">447.02 <text:span text:style-name="T47">(45)</text:span></text:p>
            <text:p text:style-name="P89">149.04 (<text:span text:style-name="T48">100</text:span>)</text:p>
            <text:p text:style-name="P89">121.03 (<text:span text:style-name="T48">78</text:span>)</text:p>
          </table:table-cell>
          <table:table-cell table:style-name="Таблица2.C2" office:value-type="string">
            <text:p text:style-name="P86">447.02 <text:span text:style-name="T47">(28)</text:span></text:p>
            <text:p text:style-name="P89">149.04 (<text:span text:style-name="T48">96</text:span>)</text:p>
            <text:p text:style-name="P89">121.03 (<text:span text:style-name="T48">100</text:span>)</text:p>
          </table:table-cell>
          <table:table-cell table:style-name="Таблица2.C2" office:value-type="string">
            <text:p text:style-name="P86">447.02 <text:span text:style-name="T47">(12)</text:span></text:p>
            <text:p text:style-name="P89">149.04 (<text:span text:style-name="T48">91</text:span>)</text:p>
            <text:p text:style-name="P89">121.03 (100)</text:p>
          </table:table-cell>
          <table:table-cell table:style-name="Таблица2.C2" office:value-type="string">
            <text:p text:style-name="P87">447.02 <text:span text:style-name="T47">(0)</text:span></text:p>
            <text:p text:style-name="P90">149.04 (<text:span text:style-name="T49">12</text:span>)</text:p>
            <text:p text:style-name="P90">121.03 (100)</text:p>
          </table:table-cell>
          <table:table-cell table:style-name="Таблица2.C2" office:value-type="string">
            <text:p text:style-name="P90">149.04 (<text:span text:style-name="T49">0</text:span>)</text:p>
            <text:p text:style-name="P90">121.03 (100)</text:p>
            <text:p text:style-name="P90"/>
          </table:table-cell>
          <table:table-cell table:style-name="Таблица2.I2" office:value-type="string">
            <text:p text:style-name="P90">149.04 (<text:span text:style-name="T49">0</text:span>)</text:p>
            <text:p text:style-name="P90">121.03 (100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8:46.700984001</meta:creation-date>
    <dc:date>2018-05-22T11:42:14.508565652</dc:date>
    <meta:editing-duration>PT2H35M31S</meta:editing-duration>
    <meta:editing-cycles>64</meta:editing-cycles>
    <meta:generator>LibreOffice/5.2.7.2$Linux_X86_64 LibreOffice_project/20m0$Build-2</meta:generator>
    <meta:document-statistic meta:table-count="2" meta:image-count="0" meta:object-count="0" meta:page-count="3" meta:paragraph-count="442" meta:word-count="824" meta:character-count="4396" meta:non-whitespace-character-count="4012"/>
  </office:meta>
</office:document-meta>
</file>